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e2f" officeooo:paragraph-rsid="00196e2f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16pt" style:text-underline-style="solid" style:text-underline-width="auto" style:text-underline-color="font-color" officeooo:rsid="00196e2f" officeooo:paragraph-rsid="00196e2f" style:font-size-asian="16pt" style:font-size-complex="16pt"/>
    </style:style>
    <style:style style:name="P3" style:family="paragraph" style:parent-style-name="Standard">
      <style:text-properties style:font-name="Purisa" officeooo:rsid="00196e2f" officeooo:paragraph-rsid="00196e2f"/>
    </style:style>
    <style:style style:name="P4" style:family="paragraph" style:parent-style-name="Standard">
      <style:text-properties style:font-name="Purisa" officeooo:rsid="001b04ef" officeooo:paragraph-rsid="001b04ef"/>
    </style:style>
    <style:style style:name="P5" style:family="paragraph" style:parent-style-name="Standard">
      <style:text-properties style:font-name="Purisa" officeooo:rsid="001ce909" officeooo:paragraph-rsid="001ce909"/>
    </style:style>
    <style:style style:name="P6" style:family="paragraph" style:parent-style-name="Standard">
      <style:text-properties style:font-name="Purisa" officeooo:rsid="001d18d7" officeooo:paragraph-rsid="001d18d7"/>
    </style:style>
    <style:style style:name="P7" style:family="paragraph" style:parent-style-name="Standard">
      <style:text-properties officeooo:rsid="00196e2f" officeooo:paragraph-rsid="00196e2f"/>
    </style:style>
    <style:style style:name="P8" style:family="paragraph" style:parent-style-name="Standard">
      <style:text-properties fo:font-size="16pt" style:text-underline-style="solid" style:text-underline-width="auto" style:text-underline-color="font-color" officeooo:rsid="001d6aa1" officeooo:paragraph-rsid="001d6aa1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I</text:p>
      <text:p text:style-name="P1"/>
      <text:p text:style-name="P8">Basic setup</text:p>
      <text:p text:style-name="P1"/>
      <text:p text:style-name="P3">rails new projekt –webpack=vue</text:p>
      <text:p text:style-name="P4">gem install mailcatcher --no-ri –no-rdoc</text:p>
      <text:p text:style-name="P5">add various gems</text:p>
      <text:p text:style-name="P6">yarn add vue-turbolinks</text:p>
      <text:p text:style-name="P6">yarn add vue-resource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8:51:50.071855028</meta:creation-date>
    <dc:date>2018-11-21T22:44:43.817213292</dc:date>
    <meta:editing-duration>PT1H3M1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3" meta:character-count="147" meta:non-whitespace-character-count="132"/>
  </office:meta>
</office:document-meta>
</file>